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00000008D43073B3026404812.jpg" manifest:media-type="image/jpeg"/>
  <manifest:file-entry manifest:full-path="Pictures/10000201000000580000001FCF4FE0C1C886AE93.png" manifest:media-type="image/png"/>
  <manifest:file-entry manifest:full-path="Pictures/10000000000000210000016EF5C5640FC448BB7B.jpg" manifest:media-type="image/jpeg"/>
  <manifest:file-entry manifest:full-path="Pictures/100000000000019000000190AAF71E1329DA3D9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auto-grow-height="true" fo:min-height="3.725cm"/>
    </style:style>
    <style:style style:name="pr6"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color="#333333" style:font-name="Verdana1" fo:font-size="60pt" fo:language="es" fo:country="ES" style:font-name-asian="WenQuanYi Micro Hei1" style:font-size-asian="60pt" style:font-name-complex="WenQuanYi Micro Hei1" style:font-size-complex="60pt"/>
    </style:style>
    <style:style style:name="T8" style:family="text">
      <style:text-properties fo:color="#333333" style:font-name="Verdana1" fo:font-size="60pt" fo:language="es" fo:country="ES" fo:font-style="italic" style:font-name-asian="WenQuanYi Micro Hei1" style:font-size-asian="60pt" style:font-style-asian="italic" style:font-name-complex="WenQuanYi Micro Hei1" style:font-size-complex="60pt" style:font-style-complex="italic"/>
    </style:style>
    <style:style style:name="T9" style:family="text">
      <style:text-properties fo:font-style="italic" style:font-style-asian="italic" style:font-style-complex="italic"/>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ize="26pt" style:font-size-asian="26pt" style:font-size-complex="26pt"/>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size="28pt" fo:font-style="normal" style:font-size-asian="28pt" style:font-style-asian="normal" style:font-size-complex="28pt" style:font-style-complex="normal"/>
    </style:style>
    <style:style style:name="T14" style:family="text">
      <style:text-properties fo:font-size="32pt" fo:font-style="normal" style:font-size-asian="32pt" style:font-style-asian="normal" style:font-size-complex="32pt" style:font-style-complex="normal"/>
    </style:style>
    <style:style style:name="T15" style:family="text">
      <style:text-properties fo:font-size="28pt" fo:font-style="normal" fo:font-weight="bold" style:font-size-asian="28pt" style:font-style-asian="normal" style:font-weight-asian="bold" style:font-size-complex="28pt" style:font-style-complex="normal" style:font-weight-complex="bold"/>
    </style:style>
    <style:style style:name="T16" style:family="text">
      <style:text-properties fo:font-size="26pt" fo:font-style="normal" style:font-size-asian="26pt" style:font-style-asian="normal" style:font-size-complex="26pt" style:font-style-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Sprints</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prints</text:span></text:p>
              </text:list-item>
              <text:list-item>
                <text:p><text:span text:style-name="T4">Duración limitada</text:span></text:p>
              </text:list-item>
              <text:list-item>
                <text:p><text:span text:style-name="T4">Duración corta</text:span></text:p>
              </text:list-item>
              <text:list-item>
                <text:p><text:span text:style-name="T4">Duración consistente</text:span></text:p>
              </text:list-item>
              <text:list-item>
                <text:p><text:span text:style-name="T4">No se cambian los objetivos</text:span></text:p>
              </text:list-item>
              <text:list-item>
                <text:p><text:span text:style-name="T4">Definición de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prints</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organiza el trabajo en iteraciones de hasta un mes de duración llamadas sprints</text:span></text:p>
                <text:list>
                  <text:list-item>
                    <text:p><text:span text:style-name="T5">Duración limitada (</text:span><text:span text:style-name="T6">timeboxed</text:span><text:span text:style-name="T5">), corta y consistente</text:span></text:p>
                  </text:list-item>
                  <text:list-item>
                    <text:p><text:span text:style-name="T5">Con un objetivo que no debería cambiar una vez se empieza</text:span></text:p>
                  </text:list-item>
                  <text:list-item>
                    <text:p><text:span text:style-name="T5">Deben acabar alcanzando el estado que el equipo acuerde como “hech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cordatorio: actividades en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Planificación del sprint</text:span></text:p>
              </text:list-item>
              <text:list-item>
                <text:p><text:span text:style-name="T4">Ejecución del sprint</text:span></text:p>
              </text:list-item>
              <text:list-item>
                <text:p><text:span text:style-name="T4">Revisión del sprint</text:span></text:p>
              </text:list-item>
              <text:list-item>
                <text:p><text:span text:style-name="T4">Retrospectiva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1"><text:span text:style-name="T7">Duración limitada (</text:span><text:span text:style-name="T8">timeboxed</text:span><text:span text:style-name="T7">)</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echas de inicio y fin predefinidas e inmutables</text:span></text:p>
              </text:list-item>
              <text:list-item>
                <text:p><text:span text:style-name="T4">Permite limitar la cantidad de trabajo en marcha (</text:span><text:span text:style-name="T10">work in process, WIP</text:span><text:span text:style-name="T4">)</text:span></text:p>
                <text:list>
                  <text:list-item>
                    <text:p><text:span text:style-name="T5">Se trabaja solo en lo que se planea que se puede comenzar y terminar durante el sprint; eso limita el WIP</text:span></text:p>
                  </text:list-item>
                </text:list>
              </text:list-item>
              <text:list-item>
                <text:p><text:span text:style-name="T4">Obliga a priorizar, eligiendo una cantidad pequeña de trabajo que sea lo más importante</text:span></text:p>
              </text:list-item>
              <text:list-item>
                <text:p><text:span text:style-name="T4">Demuestra progreso</text:span></text:p>
                <text:list>
                  <text:list-item>
                    <text:p><text:span text:style-name="T5">Tenemos una fecha conocida y cercana donde habrá partes del trabajo valiosas ya completadas</text:span></text:p>
                  </text:list-item>
                  <text:list-item>
                    <text:p><text:span text:style-name="T5">Esto es mucho más fiable como medida de progreso que p.ej. la conformidad con un plan</text:span></text:p>
                  </text:list-item>
                </text:list>
              </text:list-item>
              <text:list-item>
                <text:p><text:span text:style-name="T4">Evita el perfeccionismo innecesario</text:span></text:p>
                <text:list>
                  <text:list-item>
                    <text:p><text:span text:style-name="T5">Lo perfecto es enemigo de lo suficientemente buen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Motiva el cierre</text:span></text:p>
                <text:list>
                  <text:list-item>
                    <text:p><text:span text:style-name="T5">Las cosas se terminan cuando tienen una fecha de finalización establecida</text:span></text:p>
                  </text:list-item>
                </text:list>
              </text:list-item>
              <text:list-item>
                <text:p><text:span text:style-name="T4">Mejora la predecibilidad</text:span></text:p>
                <text:list>
                  <text:list-item>
                    <text:p><text:span text:style-name="T5">Cada vez es más fácil predecir lo que podemos hacer en un sprint, porque hemos hecho muchos otros de la misma duración a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7">Duración corta</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acilita la planificación</text:span></text:p>
                <text:list>
                  <text:list-item>
                    <text:p><text:span text:style-name="T5">Es más fácil y preciso hacer planes para unas semanas que para seis meses o un año</text:span></text:p>
                  </text:list-item>
                </text:list>
              </text:list-item>
              <text:list-item>
                <text:p><text:span text:style-name="T10">Feedback</text:span><text:span text:style-name="T4"> rápido</text:span></text:p>
                <text:list>
                  <text:list-item>
                    <text:p><text:span text:style-name="T5">Al final de cada corto sprint tenemos </text:span><text:span text:style-name="T6">feedback</text:span><text:span text:style-name="T5"> con los clientes, patrocinadores etc.</text:span></text:p>
                  </text:list-item>
                </text:list>
              </text:list-item>
              <text:list-item>
                <text:p><text:span text:style-name="T4">Mejora el retorno de la inversión</text:span></text:p>
                <text:list>
                  <text:list-item>
                    <text:p><text:span text:style-name="T5">Al generar entregables antes, y más frecuentemente, también podemos empezar a generar beneficios antes</text:span></text:p>
                  </text:list-item>
                </text:list>
              </text:list-item>
              <text:list-item>
                <text:p><text:span text:style-name="T4">Error acotado</text:span></text:p>
                <text:list>
                  <text:list-item>
                    <text:p><text:span text:style-name="T5">¿Cuánto te puedes equivocar en un sprint de dos semanas? En el peor de los casos, has perdido solo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ntusiasmo renovado</text:span></text:p>
                <text:list>
                  <text:list-item>
                    <text:p><text:span text:style-name="T5">Es común que el interés y el entusiasmo disminuyan conforme tenemos que esperar más una gratificación</text:span></text:p>
                    <text:list>
                      <text:list-item>
                        <text:p><text:span text:style-name="T11">Sin progreso visible y sin ver el final cerca, la gente pierde interés</text:span></text:p>
                      </text:list-item>
                    </text:list>
                  </text:list-item>
                  <text:list-item>
                    <text:p><text:span text:style-name="T5">Los sprints cortos permiten entregar cosas que funcionan frecuentemente</text:span></text:p>
                    <text:list>
                      <text:list-item>
                        <text:p><text:span text:style-name="T11">Esto es gratificante y por tanto mantiene más alto el interés del equipo</text:span></text:p>
                      </text:list-item>
                    </text:list>
                  </text:list-item>
                </text:list>
              </text:list-item>
              <text:list-item>
                <text:p><text:span text:style-name="T4">Puntos de control frecuentes</text:span></text:p>
                <text:list>
                  <text:list-item>
                    <text:p><text:span text:style-name="T5">Los gerentes, los clientes, los dueños del producto etc. tienen más puntos de control que con otras metodologías</text:span></text:p>
                    <text:list>
                      <text:list-item>
                        <text:p><text:span text:style-name="T11">Más oportunidades de inspeccionar y adaptarse a un entorno complejo</text:span></text:p>
                      </text:list-item>
                    </text:list>
                  </text:list-item>
                  <text:list-item>
                    <text:p><text:span text:style-name="T5">La revisión del sprint permite a todos basar decisiones en hechos (características completadas durante el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6" draw:text-style-name="P8" draw:layer="layout" svg:width="19.668cm" svg:height="4.697cm" svg:x="2.866cm" svg:y="5.2cm">
          <text:list text:style-name="L2">
            <text:list-header>
              <text:p text:style-name="P1"><text:span text:style-name="T7">Duración consistent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Como regla, un equipo debería elegir una duración consistente (siempre igual) para sus sprints en un proyecto y no cambiarla sin una muy buena razón</text:span></text:p>
                <text:list>
                  <text:list-item>
                    <text:p><text:span text:style-name="T5">Se puede cambiar para probar a acortar un par de sprints y ver si así obtienes más y mejor feedback</text:span></text:p>
                  </text:list-item>
                  <text:list-item>
                    <text:p><text:span text:style-name="T5">Las vacaciones llegan y es más práctico tener un sprint de tres semanas antes de Agosto que los normales de dos</text:span></text:p>
                  </text:list-item>
                  <text:list-item>
                    <text:p><text:span text:style-name="T5">El lanzamiento del producto es la semana que viene, así que no tiene sentido mantener los sprints habituales de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poder acabar el trabajo previsto en el sprint actual </text:span><text:span text:style-name="T12">no</text:span><text:span text:style-name="T4"> es una buena razón para cambiar su longitud</text:span></text:p>
                <text:list>
                  <text:list-item>
                    <text:p><text:span text:style-name="T5">Es un síntoma de algún problema y una oportunidad para mejorar</text:span></text:p>
                  </text:list-item>
                </text:list>
              </text:list-item>
              <text:list-item>
                <text:p><text:span text:style-name="T4">En la práctica, una semana suelen ser cinco días</text:span></text:p>
                <text:list>
                  <text:list-item>
                    <text:p><text:span text:style-name="T5">Si hay algún día de fiesta de por medio en un sprint de una semana, se podrá hacer menos trabajo en ese sprint, pero su duración no cambia</text:span></text:p>
                  </text:list-item>
                </text:list>
              </text:list-item>
              <text:list-item>
                <text:p><text:span text:style-name="T4">Tener sprints de la misma duración nos proporciona </text:span><text:span text:style-name="T12">cadencia</text:span></text:p>
                <text:list>
                  <text:list-item>
                    <text:p><text:span text:style-name="T5">Un ritmo regular y predecible</text:span></text:p>
                  </text:list-item>
                  <text:list-item>
                    <text:p><text:span text:style-name="T5">Esto facilita habituarse a la forma de trabajar,</text:span></text:p>
                  </text:list-item>
                  <text:list-item>
                    <text:p><text:span text:style-name="T5">También permite nivelar la intensidad del trabajo (en un proyecto tradicional, el trabajo es más intenso más cerca del final)</text:span></text:p>
                  </text:list-item>
                  <text:list-item>
                    <text:p><text:span text:style-name="T5">Facilita la agenda: es más fácil organizar reuniones cuando sabemos las fechas de las próximas N con anticipación</text:span></text:p>
                  </text:list-item>
                  <text:list-item>
                    <text:p><text:span text:style-name="T5">Facilita coordinar a varios equipos en el mismo proye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La duración consistente facilita la planificación</text:span></text:p>
                <text:list>
                  <text:list-item>
                    <text:p><text:span text:style-name="T5">Podemos estimar bastante bien la cantidad de trabajo que un equipo puede terminar en un sprint (</text:span><text:span text:style-name="T6">velocity</text:span><text:span text:style-name="T5">)</text:span></text:p>
                    <text:list>
                      <text:list-item>
                        <text:p><text:span text:style-name="T11">Con sprints de duración variable se complica esta estimación</text:span></text:p>
                      </text:list-item>
                    </text:list>
                  </text:list-item>
                  <text:list-item>
                    <text:p><text:span text:style-name="T5">Si tenemos una fecha de lanzamiento/entrega predefinida, sabemos fácilmente cuántos sprints tendremos hasta esa fech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1" draw:master-page-name="Default" presentation:presentation-page-layout-name="AL1T0" presentation:use-date-time-name="dtd1">
        <office:forms form:automatic-focus="false" form:apply-design-mode="false"/>
        <draw:custom-shape draw:style-name="gr7" draw:text-style-name="P8" draw:layer="layout" svg:width="19.668cm" svg:height="4.697cm" svg:x="2.866cm" svg:y="5.2cm">
          <text:list text:style-name="L2">
            <text:list-header>
              <text:p text:style-name="P1"><text:span text:style-name="T7">No se cambian los objetivos en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Objetivo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scribe el propósito y valor del sprint</text:span></text:p>
              </text:list-item>
              <text:list-item>
                <text:p><text:span text:style-name="T4">Normalmente es algo claro y único. Ejemplos:</text:span></text:p>
                <text:list>
                  <text:list-item>
                    <text:p><text:span text:style-name="T5">Implementar la generación inicial de informes</text:span></text:p>
                  </text:list-item>
                  <text:list-item>
                    <text:p><text:span text:style-name="T5">Cargar y revisar los datos para el mapa de Europa</text:span></text:p>
                  </text:list-item>
                  <text:list-item>
                    <text:p><text:span text:style-name="T5">Demostrar la capacidad de enviar un mensaje a través de una pila integrada de software, firmware y hardware</text:span></text:p>
                  </text:list-item>
                </text:list>
              </text:list-item>
              <text:list-item>
                <text:p><text:span text:style-name="T4">Pero también puede tener varias partes </text:span></text:p>
                <text:list>
                  <text:list-item>
                    <text:p><text:span text:style-name="T5">Que la impresión básica funcione y que se pueda buscar por fech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mpromiso mutu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Durante la planificación de un sprint, el equipo de desarrollo ayuda a decidir el objetivo del sprint</text:span></text:p>
                <text:list>
                  <text:list-item>
                    <text:p><text:span text:style-name="T5">Este objetivo se usa para elegir las entradas de la pila del producto que se pueden completar en el sprint</text:span></text:p>
                    <text:list>
                      <text:list-item>
                        <text:p><text:span text:style-name="T11">A su vez estas entradas permiten refinar el objetivo del sprint</text:span></text:p>
                      </text:list-item>
                    </text:list>
                  </text:list-item>
                </text:list>
              </text:list-item>
              <text:list-item>
                <text:p><text:span text:style-name="T4">El objetivo del sprint es un </text:span><text:span text:style-name="T12">compromiso</text:span><text:span text:style-name="T4"> entre el equipo de desarrollo y el dueño del producto</text:span></text:p>
                <text:list>
                  <text:list-item>
                    <text:p><text:span text:style-name="T5">El equipo cumplirá el objetivo y el dueño no lo cambiará durante el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ambio o clarificación?</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l sprint no debe cambiar, pero puede ser clarificado</text:span></text:p>
              </text:list-item>
              <text:list-item>
                <text:p><text:span text:style-name="T4">El cambio genera desperdicios</text:span></text:p>
                <text:list>
                  <text:list-item>
                    <text:p><text:span text:style-name="T5">Normalmente requiere tirar algo que ya se había empezado a hacer</text:span></text:p>
                  </text:list-item>
                </text:list>
              </text:list-item>
              <text:list-item>
                <text:p><text:span text:style-name="T4">Una clarificación proporciona detalles adicionales para ayudar al equipo a alcanzar el objetivo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secuencias del cambi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acepta el cambio, pero equilibrado y económicamente sensato</text:span></text:p>
              </text:list-item>
              <text:list-item>
                <text:p><text:span text:style-name="T4">El coste del cambio aumenta conforme invertimos más en un trabajo</text:span></text:p>
                <text:list>
                  <text:list-item>
                    <text:p><text:span text:style-name="T5">Con un sprint empezado, ya hemos hecho una inversión en las tareas de la pila del sprint (como mínimo planificarlas; a mitad del sprint ya habremos diseñado/implementado, probado...)</text:span></text:p>
                  </text:list-item>
                  <text:list-item>
                    <text:p><text:span text:style-name="T5">Cualquier cambio a mitad de sprint exigirá replanificar el resto del sprint</text:span></text:p>
                  </text:list-item>
                  <text:list-item>
                    <text:p><text:span text:style-name="T5">El equipo se desmotivará si el dueño del producto puede incumplir sus compromisos en cualquier mo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er pragmátic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cambiar el objetivo de un sprint es una regla</text:span></text:p>
              </text:list-item>
              <text:list-item>
                <text:p><text:span text:style-name="T4">Pero puede ocurrir algo que haga que el objetivo se convierta en irrelevante. Lo lógico será cambiarlo</text:span></text:p>
                <text:list>
                  <text:list-item>
                    <text:p><text:span text:style-name="T5">Un competidor acaba de lanzar un producto. Nuestro objetivo para el sprint actual pasa a ser económicamente inviable</text:span></text:p>
                  </text:list-item>
                  <text:list-item>
                    <text:p><text:span text:style-name="T5">Un sistema en producción falla y hace falta gente de nuestro equipo para solucionarlo inmediata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erminación anormal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el objetivo del sprint se convierte en inválido, el equipo Scrum puede decidir terminar anormalmente el sprint</text:span></text:p>
                <text:list>
                  <text:list-item>
                    <text:p><text:span text:style-name="T5">No hay incremento de producto potencialmente entregable y por tanto no se puede hacer la revisión con el cliente </text:span></text:p>
                  </text:list-item>
                  <text:list-item>
                    <text:p><text:span text:style-name="T5">Así que se pasa a la retrospectiva y a planificar el siguiente sprint</text:span></text:p>
                  </text:list-item>
                </text:list>
              </text:list-item>
              <text:list-item>
                <text:p><text:span text:style-name="T4">Muchas veces será económicamente más sensato terminar el sprint normalmente</text:span></text:p>
                <text:list>
                  <text:list-item>
                    <text:p><text:span text:style-name="T5">Sobre todo si queda poco para el final</text:span></text:p>
                  </text:list-item>
                  <text:list-item>
                    <text:p><text:span text:style-name="T5">Puede ser preferible retirar algo de la pila del sprint en lugar de terminar el sprint anormalmente (hay que ver qué es más costoso)</text:span></text:p>
                  </text:list-item>
                </text:list>
              </text:list-item>
              <text:list-item>
                <text:p><text:span text:style-name="T4">Terminar anormalmente anula las ventajas que tiene la duración consistente de los sprints</text:span></text:p>
                <text:list>
                  <text:list-item>
                    <text:p><text:span text:style-name="T5">Es un último recur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erminación anormal</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se decide terminar anormalmente, hay que determinar la longitud del siguiente sprint. 3 opciones</text:span></text:p>
                <text:list>
                  <text:list-item>
                    <text:p><text:span text:style-name="T5">Mantener la duración original, alterando las fechas de inicio y fin</text:span></text:p>
                  </text:list-item>
                  <text:list-item>
                    <text:p><text:span text:style-name="T5">Acortar el siguiente sprint para terminar en la fecha prevista del terminado anormalmente</text:span></text:p>
                  </text:list-item>
                  <text:list-item>
                    <text:p><text:span text:style-name="T5">Alargar el siguiente sprint para incluir lo que falte del terminado anormalmente y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1" draw:master-page-name="Default" presentation:presentation-page-layout-name="AL1T0" presentation:use-date-time-name="dtd1">
        <office:forms form:automatic-focus="false" form:apply-design-mode="false"/>
        <draw:custom-shape draw:style-name="gr8" draw:text-style-name="P8" draw:layer="layout" svg:width="19.668cm" svg:height="4.697cm" svg:x="2.866cm" svg:y="5.2cm">
          <text:list text:style-name="L2">
            <text:list-header>
              <text:p text:style-name="P1"><text:span text:style-name="T7">Definición de hech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resultado de un sprint debería ser un incremento del producto potencialmente entregable al cliente</text:span></text:p>
                <text:list>
                  <text:list-item>
                    <text:p><text:span text:style-name="T5">Aunque no se entregue</text:span></text:p>
                  </text:list-item>
                </text:list>
              </text:list-item>
              <text:list-item>
                <text:p><text:span text:style-name="T4">Potencialmente entregable es un estado de confianza en lo que se ha hecho; no hay nada sustancial que no se haya tenido en cuenta</text:span></text:p>
              </text:list-item>
              <text:list-item>
                <text:p><text:span text:style-name="T4">El equipo Scrum tiene que acordar que significa para ellos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Algo está hecho (potencialmente entregable) cuando una lista de tareas se ha realizado exitosamente. Por ejemplo:</text:span></text:p>
                <text:list>
                  <text:list-item>
                    <text:p><text:span text:style-name="T5">Diseño revisado, código completo y verificado (estándar de codificación, comentado, revisado), documentación de usuario actualizada, tests pasados (unitarios, de integración, de regresión, de plataforma, de idioma), cero errores detectados, tests de aceptación por el dueño de producto pasados y está funcionando en los servidores de producción</text:span></text:p>
                  </text:list-item>
                </text:list>
              </text:list-item>
              <text:list-item>
                <text:p><text:span text:style-name="T4">La lista anterior depende del tipo de producto, tecnologías, la organización que lo crea y posibles impedimentos actuales</text:span></text:p>
              </text:list-item>
              <text:list-item>
                <text:p><text:span text:style-name="T4">En todo caso, siempre se tiene que entregar algo de valor para el cliente</text:span></text:p>
              </text:list-item>
              <text:list-item>
                <text:p><text:span text:style-name="T4">Si algún elemento no pasa la lista entera, no está hecho</text:span></text:p>
                <text:list>
                  <text:list-item>
                    <text:p><text:span text:style-name="T5">Por ejemplo, si queda un bug en alguna entrada de la pila del sprint, esta se devuelve a la pila del producto y se abordará en otro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Hecho puede incluir alguna tarea muy costosa, que no cabe en un sprint</text:span></text:p>
                <text:list>
                  <text:list-item>
                    <text:p><text:span text:style-name="T5">Si es por falta de automatización, habrá que resolverlo</text:span></text:p>
                  </text:list-item>
                  <text:list-item>
                    <text:p><text:span text:style-name="T5">Si no, habrá que aceptar que algunas cosas se comiencen en un sprint y se acaben en el siguiente</text:span></text:p>
                    <text:list>
                      <text:list-item>
                        <text:p><text:span text:style-name="T11">Por ejemplo podemos requerir que se pase un test de carga/estrés de 2 semanas cuando trabajamos con sprints de 1</text:span></text:p>
                      </text:list-item>
                    </text:list>
                  </text:list-item>
                </text:list>
              </text:list-item>
              <text:list-item>
                <text:p><text:span text:style-name="T4">La definición de hecho puede cambiar con el tiempo</text:span></text:p>
              </text:list-item>
              <text:list-item>
                <text:p><text:span text:style-name="T4">Muchos equipos empiezan con una definición de hecho que no permitiría entregar al cliente</text:span></text:p>
                <text:list>
                  <text:list-item>
                    <text:p><text:span text:style-name="T5">Y una vez tienen una base de producto desarrollada, refinan la definición de hecho</text:span></text:p>
                  </text:list-item>
                </text:list>
              </text:list-item>
              <text:list-item>
                <text:p><text:span text:style-name="T4">A veces hay que alterar temporalmente algún aspecto de la definición de hecho</text:span></text:p>
                <text:list>
                  <text:list-item>
                    <text:p><text:span text:style-name="T5">Por ejemplo, si hecho implica “probado en un dispositivo real” que aún no ha llegado, se puede cambiar temporalmente a “probado en el emulado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echo frente a aceptado</text:span></text:p>
          </draw:text-box>
        </draw:frame>
        <draw:frame presentation:style-name="pr3" draw:text-style-name="P6" draw:layer="layout" svg:width="22.6cm" svg:height="11.4cm" svg:x="1.4cm" svg:y="4.9cm" presentation:class="outline" presentation:user-transformed="true">
          <draw:text-box>
            <text:list text:style-name="L4">
              <text:list-item>
                <text:p><text:span text:style-name="T4">El dueño del producto establece unas condiciones de satisfacción (criterios de aceptación) para cada entrada de la pila del producto</text:span></text:p>
                <text:list>
                  <text:list-item>
                    <text:p><text:span text:style-name="T13">Que se comprueban en tests de aceptación</text:span></text:p>
                  </text:list-item>
                  <text:list-item>
                    <text:p><text:span text:style-name="T13">Estos tests pueden planificarse como tareas dentro del sprint en el que esa entrada se lleva a cabo</text:span></text:p>
                  </text:list-item>
                </text:list>
              </text:list-item>
              <text:list-item>
                <text:p><text:span text:style-name="T14">Los criterios de aceptación son adicionales a la definición de hecho </text:span></text:p>
                <text:list>
                  <text:list-item>
                    <text:p><text:span text:style-name="T13">Una entrada de la pila del producto tiene que pasar sus criterios de aceptación </text:span><text:span text:style-name="T15">y</text:span><text:span text:style-name="T13"> la definición de hecho para estar completa/aceptada</text:span></text:p>
                    <text:list>
                      <text:list-item>
                        <text:p><text:span text:style-name="T16">Frente a estar “simplemente” hecha</text:span></text:p>
                      </text:list-item>
                    </text:list>
                  </text:list-item>
                  <text:list-item>
                    <text:p><text:span text:style-name="T13">Muchos equipos incluyen como una entrada más de la definición de hecho “criterios de aceptación pasados”</text:span></text:p>
                    <text:list>
                      <text:list-item>
                        <text:p><text:span text:style-name="T16">En ese caso toda entrada de la pila hecha también estará completa/aceptad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5" draw:layer="layout" svg:width="22.763cm" svg:height="3.985cm" svg:x="1.269cm" svg:y="0.356cm" presentation:class="title">
          <draw:text-box>
            <text:p>Bibliografía</text:p>
          </draw:text-box>
        </draw:frame>
        <draw:frame presentation:style-name="pr6" draw:layer="layout" svg:width="22.6cm" svg:height="11.049cm" svg:x="1.4cm" svg:y="4.8cm" presentation:class="outline">
          <draw:text-box>
            <text:list text:style-name="L4">
              <text:list-item>
                <text:p>Kenneth S. Rubin. <text:span text:style-name="T9">Essential Scrum. A practical guide to the most popular agile process</text:span></text:p>
                <text:list>
                  <text:list-item>
                    <text:p>Chapter 4 (Sprint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ackground" xlink:href="Pictures/100000000000019000000190AAF71E1329DA3D97.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start" fo:text-indent="0cm" style:punctuation-wrap="hanging" style:line-break="strict"/>
    </style:style>
    <style:style style:name="MP7" style:family="paragraph">
      <style:paragraph-properties fo:margin-top="0cm" fo:margin-bottom="0cm" fo:line-height="100%" fo:text-align="start" style:punctuation-wrap="hanging" style:writing-mode="lr-tb"/>
    </style:style>
    <style:style style:name="MP8"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9" style:family="paragraph">
      <loext:graphic-properties draw:fill="none"/>
    </style:style>
    <style:style style:name="MP10" style:family="paragraph">
      <style:paragraph-properties fo:margin-left="0cm" fo:margin-right="0cm" fo:text-align="center" fo:text-indent="0cm" style:punctuation-wrap="hanging" style:line-break="strict"/>
    </style:style>
    <style:style style:name="MP1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ffffff" fo:font-size="12pt" fo:language="es" fo:country="ES" style:font-size-asian="12pt" style:font-size-complex="12pt"/>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F5C5640FC448BB7B.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custom-shape draw:style-name="Mgr4" draw:text-style-name="MP8" draw:layer="backgroundobjects" svg:width="15.8cm" svg:height="1.288cm" svg:x="0.11cm" svg:y="17.699cm">
        <text:list text:style-name="ML2">
          <text:list-header>
            <text:p text:style-name="MP6"><text:span text:style-name="MT2">Salvo que se indique lo contrario, este trabajo es © 2015 Rubén Béjar </text:span><text:span text:style-name="MT3"><text:a xlink:href="http://www.rubenbejar.com/" xlink:type="simple">http://www.rubenbejar.com</text:a></text:span></text:p>
          </text:list-header>
        </text:list>
        <text:p text:style-name="MP7"><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5" draw:text-style-name="MP9" draw:layer="backgroundobjects" svg:width="1.895cm" svg:height="0.667cm" svg:x="0.41cm" svg:y="17.127cm">
        <draw:image xlink:href="Pictures/10000201000000580000001FCF4FE0C1C886AE93.png" xlink:type="simple" xlink:show="embed" xlink:actuate="onLoad">
          <text:p/>
        </draw:image>
      </draw:frame>
      <draw:frame draw:style-name="Mgr3" draw:text-style-name="MP5" draw:layer="backgroundobjects" svg:width="4.803cm" svg:height="1.636cm" svg:x="20.232cm" svg:y="16.779cm">
        <draw:image xlink:href="Pictures/10000000000001A00000008D43073B3026404812.jpg" xlink:type="simple" xlink:show="embed" xlink:actuate="onLoad">
          <text:p/>
        </draw:image>
      </draw:frame>
      <draw:custom-shape draw:style-name="Mgr6" draw:text-style-name="MP11" draw:layer="backgroundobjects" svg:width="5.138cm" svg:height="0.798cm" svg:x="20.232cm" svg:y="18.13cm">
        <text:list text:style-name="ML2">
          <text:list-header>
            <text:p text:style-name="MP10"><text:span text:style-name="MT5"><text:page-number>&lt;number&gt;</text:page-number></text:span></text:p>
          </text:list-header>
        </text:list>
        <draw:enhanced-geometry svg:viewBox="0 0 21600 21600" draw:type="mso-spt202" draw:enhanced-path="M 0 0 L 21600 0 21600 21600 0 21600 0 0 Z N"/>
      </draw:custom-shap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7-10-04T13:27:26.384098171</dc:date>
    <meta:print-date>2010-11-08T18:46:17</meta:print-date>
    <meta:editing-cycles>606</meta:editing-cycles>
    <meta:editing-duration>P3DT20H35M34S</meta:editing-duration>
    <meta:generator>LibreOffice/5.1.6.2$Linux_X86_64 LibreOffice_project/10m0$Build-2</meta:generator>
    <meta:document-statistic meta:object-count="160"/>
  </office:meta>
</office:document-meta>
</file>